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4" style:family="table">
      <style:table-properties style:width="22.435cm" table:align="margins" style:writing-mode="lr-tb"/>
    </style:style>
    <style:style style:name="Tabla14.A" style:family="table-column">
      <style:table-column-properties style:column-width="22.435cm" style:rel-column-width="65535*"/>
    </style:style>
    <style:style style:name="Tabla14.A1" style:family="table-cell">
      <style:table-cell-properties fo:padding="0.097cm" fo:border="0.55pt solid #000080"/>
    </style:style>
    <style:style style:name="Tabla15" style:family="table">
      <style:table-properties style:width="22.435cm" table:align="margins" style:writing-mode="lr-tb"/>
    </style:style>
    <style:style style:name="Tabla15.A" style:family="table-column">
      <style:table-column-properties style:column-width="22.435cm" style:rel-column-width="65535*"/>
    </style:style>
    <style:style style:name="Tabla15.A1" style:family="table-cell">
      <style:table-cell-properties fo:padding="0.097cm" fo:border="0.55pt solid #000080"/>
    </style:style>
    <style:style style:name="Tabla16" style:family="table">
      <style:table-properties style:width="22.435cm" table:align="margins" style:writing-mode="lr-tb"/>
    </style:style>
    <style:style style:name="Tabla16.A" style:family="table-column">
      <style:table-column-properties style:column-width="22.435cm" style:rel-column-width="65535*"/>
    </style:style>
    <style:style style:name="Tabla16.A1" style:family="table-cell">
      <style:table-cell-properties fo:padding="0.097cm" fo:border="0.55pt solid #000080"/>
    </style:style>
    <style:style style:name="Tabla13" style:family="table">
      <style:table-properties style:width="22.435cm" table:align="margins" style:writing-mode="lr-tb"/>
    </style:style>
    <style:style style:name="Tabla13.A" style:family="table-column">
      <style:table-column-properties style:column-width="22.435cm" style:rel-column-width="65535*"/>
    </style:style>
    <style:style style:name="Tabla13.A1" style:family="table-cell">
      <style:table-cell-properties fo:padding="0.097cm" fo:border="0.55pt solid #000080"/>
    </style:style>
    <style:style style:name="Tabla17" style:family="table">
      <style:table-properties style:width="22.435cm" table:align="margins" style:writing-mode="lr-tb"/>
    </style:style>
    <style:style style:name="Tabla17.A" style:family="table-column">
      <style:table-column-properties style:column-width="22.435cm" style:rel-column-width="65535*"/>
    </style:style>
    <style:style style:name="Tabla17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size="12pt" style:font-size-asian="10.5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12pt" style:font-name-asian="Symbol" style:font-size-asian="12pt" style:font-name-complex="Symbol" style:font-size-complex="12pt"/>
    </style:style>
    <style:style style:name="P12" style:family="paragraph" style:parent-style-name="Text_20_body">
      <style:paragraph-properties fo:margin-left="1.249cm" fo:margin-right="0cm" fo:text-indent="0cm" style:auto-text-indent="false"/>
    </style:style>
    <style:style style:name="P13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4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style:font-size-asian="8pt" style:font-size-complex="8pt"/>
    </style:style>
    <style:style style:name="P16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margin-left="1.249cm" fo:margin-right="0cm" fo:text-indent="0cm" style:auto-text-indent="false"/>
      <style:text-properties style:font-name="Courier 10 Pitch" fo:font-weight="normal" style:font-weight-asian="normal" style:font-weight-complex="normal"/>
    </style:style>
    <style:style style:name="P18" style:family="paragraph" style:parent-style-name="Text_20_body">
      <style:paragraph-properties fo:margin-left="1.249cm" fo:margin-right="0cm" fo:text-indent="0cm" style:auto-text-indent="false"/>
      <style:text-properties officeooo:paragraph-rsid="00102651"/>
    </style:style>
    <style:style style:name="P19" style:family="paragraph" style:parent-style-name="Text_20_body">
      <style:paragraph-properties fo:margin-left="2.498cm" fo:margin-right="0cm" fo:text-indent="0cm" style:auto-text-indent="false" fo:padding="0.049cm" fo:border="0.06pt solid #000000" style:shadow="#808080 0.18cm 0.18cm"/>
      <style:text-properties style:font-name="Arial"/>
    </style:style>
    <style:style style:name="P20" style:family="paragraph" style:parent-style-name="Text_20_body">
      <style:text-properties style:font-name="Arial" fo:font-weight="normal" style:font-weight-asian="normal" style:font-weight-complex="normal"/>
    </style:style>
    <style:style style:name="P2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2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4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5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6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/>
    </style:style>
    <style:style style:name="P27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8" style:family="paragraph" style:parent-style-name="Text_20_body" style:list-style-name="L2">
      <style:text-properties fo:font-weight="normal" style:font-weight-asian="normal" style:font-weight-complex="normal"/>
    </style:style>
    <style:style style:name="P29" style:family="paragraph" style:parent-style-name="Heading_20_3">
      <style:text-properties style:font-name="Arial"/>
    </style:style>
    <style:style style:name="P30" style:family="paragraph" style:parent-style-name="Heading_20_4">
      <style:paragraph-properties fo:margin-left="1.249cm" fo:margin-right="0cm" fo:text-indent="-1.524cm" style:auto-text-indent="false"/>
      <style:text-properties style:font-name="Arial"/>
    </style:style>
    <style:style style:name="P31" style:family="paragraph" style:parent-style-name="Heading_20_4">
      <style:paragraph-properties fo:margin-left="0cm" fo:margin-right="0cm" fo:text-indent="0cm" style:auto-text-indent="false">
        <style:tab-stops/>
      </style:paragraph-properties>
      <style:text-properties style:font-name="Arial" fo:font-size="14pt" fo:font-style="normal" style:font-size-asian="14pt" style:font-style-asian="normal" style:font-size-complex="14pt" style:font-style-complex="normal"/>
    </style:style>
    <style:style style:name="P32" style:family="paragraph" style:parent-style-name="Heading_20_4">
      <style:paragraph-properties fo:margin-left="2.498cm" fo:margin-right="0cm" fo:text-indent="-1.524cm" style:auto-text-indent="false"/>
    </style:style>
    <style:style style:name="P33" style:family="paragraph" style:parent-style-name="Heading_20_4">
      <style:paragraph-properties fo:margin-left="-0.019cm" fo:margin-right="0cm" fo:text-indent="0.019cm" style:auto-text-indent="false">
        <style:tab-stops/>
      </style:paragraph-properties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2651" style:font-weight-asian="bold" style:font-weight-complex="bold"/>
    </style:style>
    <style:style style:name="T6" style:family="text">
      <style:text-properties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T7" style:family="text">
      <style:text-properties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weight="bold" officeooo:rsid="00102651" style:font-weight-asian="bold" style:font-weight-complex="bold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style:font-name="Arial" fo:font-size="14pt" style:font-size-asian="14pt" style:font-size-complex="14pt"/>
    </style:style>
    <style:style style:name="T13" style:family="text">
      <style:text-properties style:font-name="Arial" officeooo:rsid="0010265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800000" fo:font-weight="normal" style:font-weight-asian="normal" style:font-weight-complex="normal"/>
    </style:style>
    <style:style style:name="T17" style:family="text">
      <style:text-properties fo:color="#800000" fo:font-style="italic" style:font-style-asian="italic" style:font-style-complex="italic"/>
    </style:style>
    <style:style style:name="T18" style:family="text">
      <style:text-properties fo:color="#800000" style:font-name="Courier 10 Pitch"/>
    </style:style>
    <style:style style:name="T19" style:family="text">
      <style:text-properties fo:color="#800000" style:font-name="Courier 10 Pitch" fo:font-weight="bold" style:font-weight-asian="bold" style:font-weight-complex="bold"/>
    </style:style>
    <style:style style:name="T20" style:family="text">
      <style:text-properties fo:color="#800000" style:font-name="Arial" fo:font-weight="bold" style:font-weight-asian="bold" style:font-weight-complex="bold"/>
    </style:style>
    <style:style style:name="T21" style:family="text">
      <style:text-properties fo:color="#800000" style:font-name="Arial" fo:font-style="italic" style:font-style-asian="italic" style:font-style-complex="italic"/>
    </style:style>
    <style:style style:name="T22" style:family="text">
      <style:text-properties style:font-name="Courier 10 Pitch"/>
    </style:style>
    <style:style style:name="T23" style:family="text">
      <style:text-properties style:font-name="Courier 10 Pitch" fo:font-weight="bold" style:font-weight-asian="bold" style:font-weight-complex="bold"/>
    </style:style>
    <style:style style:name="T24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Courier 10 Pitch" officeooo:rsid="00102651"/>
    </style:style>
    <style:style style:name="T26" style:family="text">
      <style:text-properties officeooo:rsid="000db8c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DE. IES Haría</text:p>
      <text:p text:style-name="P10">UT<text:span text:style-name="T26">4</text:span>. Actividad <text:span text:style-name="T26">9</text:span></text:p>
      <text:p text:style-name="P8">Conexión básica a la red en Linux</text:p>
      <text:p text:style-name="P9"/>
      <text:list xml:id="list2572470011220381165" text:style-name="L1">
        <text:list-item>
          <text:p text:style-name="P22">Objetivo general:</text:p>
        </text:list-item>
        <text:list-item>
          <text:p text:style-name="P24">Configuración de una red básica utilizando una tarjeta de red ethernet tanto en Windows como </text:p>
        </text:list-item>
        <text:list-item>
          <text:p text:style-name="P24">en Linux. </text:p>
        </text:list-item>
        <text:list-item>
          <text:p text:style-name="P22">Software:</text:p>
        </text:list-item>
        <text:list-item>
          <text:p text:style-name="P25">Ubuntu Linux</text:p>
        </text:list-item>
        <text:list-item>
          <text:p text:style-name="P27">Mínimos que se persiguen en la actividad:</text:p>
        </text:list-item>
        <text:list-item>
          <text:p text:style-name="P26"><text:span text:style-name="T6">Realización práctica de la configuración </text:span><text:span text:style-name="T7">estática</text:span><text:span text:style-name="T6"> básica de una tarjeta de red para que podamos navegar por INTERNET, es decir, de la dirección IP, la máscara de red y el servidor DNS. </text:span></text:p>
        </text:list-item>
        <text:list-item>
          <text:p text:style-name="P26"><text:span text:style-name="T6">Realización práctica de la configuración </text:span><text:span text:style-name="T7">dinámica </text:span><text:span text:style-name="T6">de una tarjeta de red.</text:span></text:p>
        </text:list-item>
      </text:list>
      <text:p text:style-name="P11"/>
      <text:h text:style-name="P29" text:outline-level="3">Introducción teórica</text:h>
      <text:p text:style-name="P20">Para que un equipo pueda acceder a la red necesita tener configurados cuatro elementos:</text:p>
      <text:list xml:id="list6065590381963421528" text:style-name="L2">
        <text:list-item>
          <text:p text:style-name="P28"><text:span text:style-name="T20">Dirección IP</text:span><text:span text:style-name="T8">: identificador único que identifica al equipo dentro de la red. Es de la forma: x.y.z.w (con x, y, z y w entre 1 y 255). Ejemplos: 192.168.1.23, 172.16.1.103, 10.43.53.12, 121.212.3.1</text:span></text:p>
        </text:list-item>
        <text:list-item>
          <text:p text:style-name="P28"><text:span text:style-name="T20">Mascara de red</text:span><text:span text:style-name="T8">: le sirve al equipo para saber que otros equipos están en la misma red y cuales no. Ejemplos: 255.255.255.0, 255.255.0.0, etc</text:span></text:p>
        </text:list-item>
        <text:list-item>
          <text:p text:style-name="P28"><text:span text:style-name="T20">Puerta de enlace</text:span><text:span text:style-name="T8">: </text:span><text:span text:style-name="T9">dirección IP</text:span><text:span text:style-name="T8"> del equipo encargado de entregar la información cuando el destinatario no esta en mi red. En nuestra casa sería la dirección IP del router ADSL.</text:span></text:p>
        </text:list-item>
        <text:list-item>
          <text:p text:style-name="P28"><text:span text:style-name="T20">Servidor de DNS</text:span><text:span text:style-name="T8">: El servidor de DNS se encarga de darle a nuestro equipo la dirección IP de otro equipo al que queremos acceder y del que sólo sabemos su nombre. Por ejemplo si queremos en el navegado abrir la página de google.es el equipo le pregunta al servidor de DNS por su IP y obtendría la dirección 74.125.230.247</text:span></text:p>
        </text:list-item>
      </text:list>
      <text:h text:style-name="P29" text:outline-level="3">Configuración manual de la red:</text:h>
      <text:p text:style-name="P3"><text:span text:style-name="T4">Paso 1</text:span>: <text:span text:style-name="T17">averiguar que tarjeta de red estamos utilizando.</text:span></text:p>
      <text:p text:style-name="P3">Algunos de los equipos del aula tiene dos tarjetas de red, de las cuales sólo una tiene el cable conectado, esa es la que tenemos que configurar.</text:p>
      <text:p text:style-name="P3">En Linux/Ubuntu las tarjetas de red se identifican con el prefijo <text:span text:style-name="T4">eth</text:span><text:span text:style-name="T14">, eth0 para la primera, eth1 para la segunda y así sucesivamente.</text:span></text:p>
      <text:p text:style-name="P4">Para averiguar cual es la que tenemos actualmente configurada, en el terminal de comandos ejecutamos:</text:p>
      <text:p text:style-name="P17">ifconfig</text:p>
      <text:p text:style-name="P4">Obtendremos algo como:</text:p>
      <text:p text:style-name="P16">usuario@a1pc07:~$ ifconfig </text:p>
      <text:p text:style-name="P15"><text:span text:style-name="T16">eth0</text:span><text:span text:style-name="T14"> <text:s text:c="5"/>Link encap:Ethernet <text:s/>direcciónHW 1c:6f:65:38:f8:a4 <text:s/></text:span></text:p>
      <text:p text:style-name="P15"><text:span text:style-name="T14"><text:s text:c="10"/>Direc. </text:span><text:span text:style-name="T15">inet:172.16.1.240 <text:s/>Difus.:172.16.255.255 <text:s/>Másc:255.255.0.0 </text:span></text:p>
      <text:p text:style-name="P16"><text:s text:c="10"/>Dirección inet6: fe80::1e6f:65ff:fe38:f8a4/64 Alcance:Enlace </text:p>
      <text:p text:style-name="P16"><text:s text:c="10"/>ACTIVO DIFUSIÓN FUNCIONANDO MULTICAST <text:s/>MTU:1500 <text:s/>Métrica:1 </text:p>
      <text:p text:style-name="P16"><text:s text:c="10"/>Paquetes RX:387 errores:0 perdidos:0 overruns:0 frame:0 </text:p>
      <text:p text:style-name="P16"><text:s text:c="10"/>Paquetes TX:469 errores:0 perdidos:0 overruns:0 carrier:0 </text:p>
      <text:p text:style-name="P16"><text:s text:c="10"/>colisiones:0 long.colaTX:1000 </text:p>
      <text:p text:style-name="P16"><text:s text:c="10"/>Bytes RX:227204 (227.2 KB) <text:s/>TX bytes:54642 (54.6 KB) </text:p>
      <text:p text:style-name="P16"><text:s text:c="10"/>Interrupción:55 Dirección base: 0x8000 </text:p>
      <text:p text:style-name="P16"/>
      <text:p text:style-name="P16">eth1 <text:s text:c="5"/>Link encap:Ethernet <text:s/>direcciónHW 1c:6f:65:38:f8:a6 <text:s/></text:p>
      <text:p text:style-name="P16"><text:s text:c="10"/>ACTIVO DIFUSIÓN MULTICAST <text:s/>MTU:1500 <text:s/>Métrica:1 </text:p>
      <text:p text:style-name="P16"><text:s text:c="10"/>Paquetes RX:0 errores:0 perdidos:0 overruns:0 frame:0 </text:p>
      <text:p text:style-name="P16"><text:s text:c="10"/>Paquetes TX:0 errores:0 perdidos:0 overruns:0 carrier:0 </text:p>
      <text:p text:style-name="P16"><text:s text:c="10"/>colisiones:0 long.colaTX:1000 </text:p>
      <text:p text:style-name="P16"><text:s text:c="10"/>Bytes RX:0 (0.0 B) <text:s/>TX bytes:0 (0.0 B) </text:p>
      <text:p text:style-name="P16"><text:s text:c="10"/>Interrupción:56 Dirección base: 0x4000 </text:p>
      <text:p text:style-name="P16">...</text:p>
      <text:p text:style-name="P5"><text:span text:style-name="T14">Si nos fijamos, en este caso el equipo tiene dos tarjetas de red, eth0 y eth1 de las cuales </text:span><text:span text:style-name="T4">eth0</text:span><text:span text:style-name="T14"> es la que tiene actualmente la red configurada, en este caso con la dirección IP 172.16.1.240. A partir de ahora este será el dispositivo que configuremos.</text:span></text:p>
      <text:p text:style-name="P3"><text:span text:style-name="T4">Paso 2</text:span>: <text:s/><text:span text:style-name="T17">configuración de la dirección IP del equipo y de la máscara de red</text:span></text:p>
      <text:p text:style-name="P3">Desde el terminal <text:s/>configura la dirección IP del equipo y la mascara de red ejecutando: </text:p>
      <text:p text:style-name="P12"><text:span text:style-name="Source_20_Text"><text:span text:style-name="T22">sudo ifconfig </text:span></text:span><text:span text:style-name="Source_20_Text"><text:span text:style-name="T19">eth0</text:span></text:span><text:span text:style-name="Source_20_Text"><text:span text:style-name="T22"> 172.16.101.</text:span></text:span><text:span text:style-name="Source_20_Text"><text:span text:style-name="T19">x</text:span></text:span><text:span text:style-name="Source_20_Text"><text:span text:style-name="T22"> netmask 255.255.0.0</text:span></text:span><text:span text:style-name="Source_20_Text"> <text:s/></text:span><text:span text:style-name="T8"><text:s text:c="5"/></text:span></text:p>
      <text:p text:style-name="P2"><text:span text:style-name="T8"><text:s/>Si tu equipo es, por ejemplo, a1-pc07, en ese caso la x la sustituiras por un 7 (172.16.101.7). Si la tarjeta de red que tienes conectada es </text:span><text:span text:style-name="T9">eth1</text:span><text:span text:style-name="T11"> sustituiras eth0 por eth1.</text:span></text:p>
      <text:p text:style-name="P3">Comprueba que la dirección IP y la máscara de red se han asignado correctamente ejecutando: </text:p>
      <text:p text:style-name="P12"><text:span text:style-name="Source_20_Text"><text:span text:style-name="T22">ifconfig</text:span></text:span><text:span text:style-name="Source_20_Text"> eth0 <text:s/>← o eth1 según sea el caso</text:span></text:p>
      <text:p text:style-name="P4">Inserta aquí el resultado de ejecutar el comando anterior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/>
            <text:p text:style-name="Table_20_Contents"/>
          </table:table-cell>
        </table:table-row>
      </table:table>
      <text:p text:style-name="P4"/>
      <text:p text:style-name="P3"><text:span text:style-name="T4">Paso </text:span><text:span text:style-name="T5">3</text:span>: <text:span text:style-name="T17">Configura la puerta de enlace:</text:span> </text:p>
      <text:p text:style-name="P2"><text:span text:style-name="Source_20_Text"><text:span text:style-name="T8">Le indicamos al equip</text:span></text:span><text:span text:style-name="Source_20_Text">o la dirección del router que nos da acceso externo (A Internet)</text:span></text:p>
      <text:p text:style-name="P12"><text:span text:style-name="Source_20_Text"><text:span text:style-name="T22">sudo route add default gw 172.16.0.1 </text:span></text:span></text:p>
      <text:p text:style-name="P3"><text:span text:style-name="T4">Paso </text:span><text:span text:style-name="T5">4</text:span>: <text:span text:style-name="T17">Comprueba que la puerta de enlace es correcta: </text:span></text:p>
      <text:p text:style-name="P3"><text:span text:style-name="Source_20_Text"><text:span text:style-name="T8">Si intentamos acceder a un equipo externo identificado por su dirección ip deberíamos poder hacerlo</text:span></text:span></text:p>
      <text:p text:style-name="P13"><text:span text:style-name="Source_20_Text"><text:span text:style-name="T22">ping -c2 8.8.8.8</text:span></text:span></text:p>
      <text:p text:style-name="P4">Si obtuvieramos algo como:</text:p>
      <text:p text:style-name="P14">PING 8.8.8.8 (8.8.8.8) 56(84) bytes of data. </text:p>
      <text:p text:style-name="P14">From 172.16.101.7 icmp_seq=1 Destination Host Unreachable </text:p>
      <text:p text:style-name="P14">…</text:p>
      <text:p text:style-name="P6">Algo está mal configurado, revisa los pasos anteriores. </text:p>
      <text:p text:style-name="P4">Si todo va bien, inserta aquí el resultado de ejecutar el comando anterior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/>
            <text:p text:style-name="Table_20_Contents"/>
          </table:table-cell>
        </table:table-row>
      </table:table>
      <text:p text:style-name="P4"><text:span text:style-name="Source_20_Text"><text:span text:style-name="T11"/></text:span></text:p>
      <text:p text:style-name="P3"><text:span text:style-name="T4">Paso </text:span><text:span text:style-name="T5">5</text:span>: <text:span text:style-name="T17">Configuración del servidor de DNS</text:span></text:p>
      <text:p text:style-name="P3">Introducimos los datos del servidor de nombres en el fichero /etc/resolv.conf: </text:p>
      <text:p text:style-name="P3">Lo editamos ejecutando: </text:p>
      <text:p text:style-name="P13"><text:span text:style-name="Source_20_Text"><text:span text:style-name="T24">sudo gedit /etc/resolv.conf </text:span></text:span><text:span text:style-name="Source_20_Text"><text:s text:c="3"/></text:span><text:s text:c="7"/></text:p>
      <text:p text:style-name="P3"/>
      <text:p text:style-name="P3">Introducimos las dos lineas siguientes en el archivo (borramos antes su contenido)</text:p>
      <text:p text:style-name="P12"><text:span text:style-name="Source_20_Text"><text:span text:style-name="T22">nameserver 192.168.1.16</text:span></text:span></text:p>
      <text:p text:style-name="P12"><text:span text:style-name="Source_20_Text"><text:span text:style-name="T22">nameserver 208.67.220.220</text:span></text:span></text:p>
      <text:p text:style-name="P3">Guardamos y salimos del editor.</text:p>
      <text:p text:style-name="P3">Ya podemos acceder a equipos externos identificados por su nombre. Comprueba que tienes acceso a equipos de Internet, Ejecuta </text:p>
      <text:p text:style-name="P12"><text:span text:style-name="Source_20_Text"><text:span text:style-name="T22">ping -c2 google.es </text:span></text:span></text:p>
      <text:p text:style-name="P3">o abre el navegador y comprueba que puedes navegar.</text:p>
      <text:p text:style-name="P1">Inserta aquí el resultado de ejecutar el comando anterior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/>
            <text:p text:style-name="Table_20_Contents"/>
          </table:table-cell>
        </table:table-row>
      </table:table>
      <text:p text:style-name="P4"><text:span text:style-name="Source_20_Text"><text:span text:style-name="T11"/></text:span></text:p>
      <text:p text:style-name="P19"><text:span text:style-name="T4">Nota</text:span>: la configuración que acabamos de hacer se perderá cuando reiniciemos el ordenador (salvo la de los DNS).</text:p>
      <text:h text:style-name="P30" text:outline-level="4"/>
      <text:h text:style-name="P31" text:outline-level="4">Configuración permanente de red en Linux: </text:h>
      <text:p text:style-name="P2"><text:span text:style-name="T9">Paso </text:span><text:span text:style-name="T10">6</text:span><text:span text:style-name="T8">: </text:span><text:span text:style-name="T21">Introducimos la configuración de la red en su fichero de configuración</text:span></text:p>
      <text:p text:style-name="P3">Para editar el fichero de configuración de la red ejecutamos:</text:p>
      <text:p text:style-name="P12"><text:span text:style-name="Source_20_Text"><text:span text:style-name="T22">sudo gedit /etc/network/interfaces</text:span></text:span><text:span text:style-name="Source_20_Text"> </text:span></text:p>
      <text:p text:style-name="P3"><text:span text:style-name="T4">Añade</text:span> a la configuración de red al fichero /etc/network/interfaces las líneas de color rojo:</text:p>
      <text:p text:style-name="P12"><text:span text:style-name="Source_20_Text"><text:span text:style-name="T22">auto lo </text:span></text:span></text:p>
      <text:p text:style-name="P12"><text:span text:style-name="Source_20_Text"><text:span text:style-name="T22">iface lo inet loopback</text:span></text:span></text:p>
      <text:p text:style-name="P12"><text:span text:style-name="Source_20_Text"><text:span text:style-name="T18">auto <text:s/>eth0 </text:span></text:span></text:p>
      <text:p text:style-name="P12"><text:span text:style-name="Source_20_Text"><text:span text:style-name="T18">iface <text:s/>eth0 <text:s/>inet <text:s/>static </text:span></text:span></text:p>
      <text:p text:style-name="P12"><text:span text:style-name="Source_20_Text"><text:span text:style-name="T18">address <text:s/>172.16.101.x </text:span></text:span></text:p>
      <text:p text:style-name="P12"><text:span text:style-name="Source_20_Text"><text:span text:style-name="T18">netmask <text:s/>255.255.0.0 </text:span></text:span></text:p>
      <text:p text:style-name="P12"><text:span text:style-name="Source_20_Text"><text:span text:style-name="T18">gateway <text:s/>172.16.0.1 </text:span></text:span></text:p>
      <text:p text:style-name="P3">Recuerda que en tu caso <text:span text:style-name="T4">x</text:span> es el <text:span text:style-name="T4">número de tu equipo</text:span> y que eth0 igual lo tienes que cambiar por eth1. </text:p>
      <text:p text:style-name="P3">Guarda los cambios y sal del editor. Las DNS no hemos de configurarlas ya que lo están del apartado anterior.</text:p>
      <text:p text:style-name="P3"><text:span text:style-name="T4">Paso </text:span><text:span text:style-name="T5">7</text:span>: <text:span text:style-name="T17">Reinicia el servicio de configuración red </text:span></text:p>
      <text:p text:style-name="P3">para que se aplique la configuración ejecuta en un terminal: </text:p>
      <text:p text:style-name="P18"><text:span text:style-name="Source_20_Text"><text:span text:style-name="T22">sudo <text:s/></text:span></text:span><text:span text:style-name="Source_20_Text"><text:span text:style-name="T25">ifdown eth0 </text:span></text:span><text:span text:style-name="Source_20_Text"><text:span text:style-name="T13">← o eth1</text:span></text:span></text:p>
      <text:p text:style-name="P18"><text:span text:style-name="Source_20_Text"><text:span text:style-name="T25">sudo <text:s/>ifup eth0</text:span></text:span><text:span text:style-name="Source_20_Text"><text:span text:style-name="T22"> <text:s text:c="2"/></text:span></text:span><text:span text:style-name="Source_20_Text"><text:span text:style-name="T8">← o eth1</text:span></text:span></text:p>
      <text:p text:style-name="P3">Comprueba que todo se ha configurado correctamente, ejecuta: </text:p>
      <text:p text:style-name="P12"><text:span text:style-name="Source_20_Text">ifconfig eth0 <text:s text:c="2"/></text:span><text:span text:style-name="Source_20_Text"><text:span text:style-name="T8">← o eth1</text:span></text:span></text:p>
      <text:p text:style-name="P12"><text:span text:style-name="Source_20_Text">ping -c2 google.es</text:span></text:p>
      <text:p text:style-name="P2"><text:span text:style-name="Source_20_Text"><text:span text:style-name="T8"/></text:span></text:p>
      <text:p text:style-name="P2"><text:span text:style-name="Source_20_Text"><text:span text:style-name="T8">Inserta una captura de pantalla (Aplicaciones → Accesorios → Capturar Pantalla → Capturar Area Seleccionada) en la que se vea, al menos, la ejecución y el resultado de los dos últimos comandos.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><text:span text:style-name="Source_20_Text"><text:span text:style-name="T11"/></text:span></text:p>
      <text:p text:style-name="P7">Pasos para configurar una tarjeta de red en Linux de manera permanente con IP dinámica: </text:p>
      <text:p text:style-name="P4">En nuestra red tenemos un servicio que se encarga de proveer a los equipos todos los parámetros de la red sin que tengamos que especificarlos nosotros manualmente.</text:p>
      <text:p text:style-name="P3"><text:span text:style-name="T4">Paso </text:span><text:span text:style-name="T5">8</text:span>: <text:span text:style-name="T17">Indicamos al equipo que tome de forma automática la configuración de red</text:span></text:p>
      <text:p text:style-name="P3">Desde la línea de comandos abre el fichero de configuración de interfaces: </text:p>
      <text:p text:style-name="P12"><text:span text:style-name="Source_20_Text"><text:span text:style-name="T22">sudo gedit /etc/network/interfaces </text:span></text:span></text:p>
      <text:p text:style-name="P3">El fichero /etc/network/interfaces quedará: </text:p>
      <text:p text:style-name="P12"><text:span text:style-name="Source_20_Text"><text:span text:style-name="T22">auto lo </text:span></text:span></text:p>
      <text:p text:style-name="P12"><text:span text:style-name="Source_20_Text"><text:span text:style-name="T22">iface lo inet loopback</text:span></text:span></text:p>
      <text:p text:style-name="P12"><text:span text:style-name="Source_20_Text"><text:span text:style-name="T22">auto eth0 </text:span></text:span></text:p>
      <text:p text:style-name="P12"><text:span text:style-name="Source_20_Text"><text:span text:style-name="T22">iface eth0 inet </text:span></text:span><text:span text:style-name="Source_20_Text"><text:span text:style-name="T23">dhcp</text:span></text:span></text:p>
      <text:p text:style-name="P2"><text:span text:style-name="Source_20_Text"><text:span text:style-name="T8">En tu caso puede que tengas que cambiar eth0 por eth1.</text:span></text:span><text:span text:style-name="Source_20_Text"> </text:span></text:p>
      <text:p text:style-name="P2"><text:span text:style-name="Source_20_Text"><text:span text:style-name="T8">¿Que cambia respecto al contenido que tenía anteriormente?¿A qué crees que se debe?</text:span>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/>
            <text:p text:style-name="Table_20_Contents"/>
          </table:table-cell>
        </table:table-row>
      </table:table>
      <text:h text:style-name="P32" text:outline-level="4"><text:span text:style-name="Source_20_Text"><text:span text:style-name="T11"/></text:span></text:h>
      <text:h text:style-name="P33" text:outline-level="4"><text:span text:style-name="Source_20_Text"><text:span text:style-name="T12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9</text:span><text:span text:style-name="MT1">. </text:span><text:span text:style-name="MT2">Configuración de la red en Linux</text:span><text:span text:style-name="MT1"><text:tab/></text:span><text:span text:style-name="MT3"><text:tab/></text:span><text:span text:style-name="MT3"><draw:frame draw:style-name="Mfr1" draw:name="gráficos7" text:anchor-type="as-char" svg:width="2.335cm" svg:height="0.818cm" draw:z-index="0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2-02T08:08:27.241542490</dc:date>
    <meta:editing-cycles>26</meta:editing-cycles>
    <meta:editing-duration>PT7H5M18S</meta:editing-duration>
    <meta:generator>LibreOffice/4.2.7.2$Linux_X86_64 LibreOffice_project/420m0$Build-2</meta:generator>
    <dc:creator>ivan </dc:creator>
    <meta:document-statistic meta:table-count="5" meta:image-count="1" meta:object-count="0" meta:page-count="1" meta:paragraph-count="110" meta:word-count="1072" meta:character-count="6902" meta:non-whitespace-character-count="5702"/>
    <meta:user-defined meta:name="Información 1"/>
    <meta:user-defined meta:name="Información 2"/>
    <meta:user-defined meta:name="Información 3"/>
    <meta:user-defined meta:name="Información 4"/>
  </office:meta>
</office:document-meta>
</file>